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0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udd Club</text:p>
          </table:table-cell>
          <table:table-cell table:style-name="ce1" table:number-columns-repeated="1003"/>
        </table:table-row>
        <table:table-row table:style-name="ro3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1009"/>
        </table:table-row>
        <table:table-row table:style-name="ro2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4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table:number-columns-repeated="1000"/>
        </table:table-row>
        <table:table-row table:style-name="ro4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uddClubPlan4</text:p>
          </table:table-cell>
          <table:table-cell table:number-columns-repeated="1003"/>
        </table:table-row>
        <table:table-row table:style-name="ro3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uddClubPlan3Bar</text:p>
          </table:table-cell>
          <table:table-cell table:number-columns-repeated="1003"/>
        </table:table-row>
        <table:table-row table:style-name="ro3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uddClubPlan2Neons</text:p>
          </table:table-cell>
          <table:table-cell table:number-columns-repeated="1003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uddClubLustre</text:p>
          </table:table-cell>
          <table:table-cell table:number-columns-repeated="1003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uddClubSiege</text:p>
          </table:table-cell>
          <table:table-cell table:number-columns-repeated="1003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1000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uddClubMohawk</text:p>
          </table:table-cell>
          <table:table-cell table:number-columns-repeated="1003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uddClubMohawkCrete</text:p>
          </table:table-cell>
          <table:table-cell table:number-columns-repeated="1003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1003"/>
        </table:table-row>
        <table:table-row table:style-name="ro2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QNRTete</text:p>
          </table:table-cell>
          <table:table-cell table:number-columns-repeated="1003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QNRPaupiere</text:p>
          </table:table-cell>
          <table:table-cell table:number-columns-repeated="1003"/>
        </table:table-row>
        <table:table-row table:style-name="ro2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QNRGole</text:p>
          </table:table-cell>
          <table:table-cell table:number-columns-repeated="1003"/>
        </table:table-row>
        <table:table-row table:style-name="ro2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4"/>
          <table:table-cell office:value-type="string">
            <text:p>VidéoChrétien</text:p>
          </table:table-cell>
          <table:table-cell table:number-columns-repeated="1001"/>
        </table:table-row>
        <table:table-row table:style-name="ro2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3"/>
          <table:table-cell office:value-type="string">
            <text:p>Glory Hole</text:p>
          </table:table-cell>
          <table:table-cell table:number-columns-repeated="1001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1005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1004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1004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1009"/>
        </table:table-row>
        <table:table-row table:style-name="ro3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1009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1008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1008"/>
        </table:table-row>
        <table:table-row table:style-name="ro3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1008"/>
        </table:table-row>
        <table:table-row table:style-name="ro3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008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008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008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07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07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07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07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1006"/>
        </table:table-row>
        <table:table-row table:style-name="ro3">
          <table:table-cell table:number-columns-repeated="17"/>
          <table:table-cell office:value-type="string">
            <text:p>AnnieJambe2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Fond</text:p>
          </table:table-cell>
          <table:table-cell table:number-columns-repeated="1006"/>
        </table:table-row>
        <table:table-row table:style-name="ro3">
          <table:table-cell table:number-columns-repeated="18"/>
          <table:table-cell office:value-type="string">
            <text:p>ChienAnnieJambe1</text:p>
          </table:table-cell>
          <table:table-cell table:number-columns-repeated="1005"/>
        </table:table-row>
        <table:table-row table:style-name="ro3">
          <table:table-cell table:number-columns-repeated="18"/>
          <table:table-cell office:value-type="string">
            <text:p>ChienAnnieJambe2</text:p>
          </table:table-cell>
          <table:table-cell table:number-columns-repeated="1005"/>
        </table:table-row>
        <table:table-row table:style-name="ro2">
          <table:table-cell table:number-columns-repeated="19"/>
          <table:table-cell office:value-type="string">
            <text:p>DollyRobe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Fond</text:p>
          </table:table-cell>
          <table:table-cell table:number-columns-repeated="1004"/>
        </table:table-row>
        <table:table-row table:style-name="ro3" table:number-rows-repeated="24">
          <table:table-cell table:number-columns-repeated="1024"/>
        </table:table-row>
        <table:table-row table:style-name="ro2">
          <table:table-cell office:value-type="string">
            <text:p>DummyScrollToCour</text:p>
          </table:table-cell>
          <table:table-cell table:number-columns-repeated="1023"/>
        </table:table-row>
        <table:table-row table:style-name="ro2">
          <table:table-cell office:value-type="string">
            <text:p>DummyScrollFromJardin</text:p>
          </table:table-cell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9">00/00/0000</text:date>, <text:time style:data-style-name="N2" text:time-value="0000-00-00T09:41: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09T09:53:08</dc:date>
    <meta:editing-duration>PT11H33M24S</meta:editing-duration>
    <meta:editing-cycles>105</meta:editing-cycles>
    <meta:generator>LibreOffice/4.0.4.2$Linux_x86 LibreOffice_project/400m0$Build-2</meta:generator>
    <meta:document-statistic meta:table-count="1" meta:cell-count="160" meta:object-count="0"/>
  </office:meta>
</office:document-meta>
</file>